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1681" calcext:value-type="float">
            <text:p>51681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1918" calcext:value-type="float">
            <text:p>51918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2788" calcext:value-type="float">
            <text:p>52788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3395" calcext:value-type="float">
            <text:p>53395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0968" calcext:value-type="float">
            <text:p>50968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2496" calcext:value-type="float">
            <text:p>52496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2823" calcext:value-type="float">
            <text:p>52823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3916" calcext:value-type="float">
            <text:p>53916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1561" calcext:value-type="float">
            <text:p>51561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4082" calcext:value-type="float">
            <text:p>54082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61576" calcext:value-type="float">
            <text:p>61576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3015" calcext:value-type="float">
            <text:p>53015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3044" calcext:value-type="float">
            <text:p>53044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3223" calcext:value-type="float">
            <text:p>53223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3498" calcext:value-type="float">
            <text:p>53498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3227" calcext:value-type="float">
            <text:p>53227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1914" calcext:value-type="float">
            <text:p>51914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68142" calcext:value-type="float">
            <text:p>68142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80647" calcext:value-type="float">
            <text:p>80647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72342" calcext:value-type="float">
            <text:p>72342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1964" calcext:value-type="float">
            <text:p>51964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2022" calcext:value-type="float">
            <text:p>52022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60538" calcext:value-type="float">
            <text:p>60538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9057" calcext:value-type="float">
            <text:p>59057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1870" calcext:value-type="float">
            <text:p>51870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3723" calcext:value-type="float">
            <text:p>53723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1031" calcext:value-type="float">
            <text:p>51031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2882" calcext:value-type="float">
            <text:p>52882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1377" calcext:value-type="float">
            <text:p>51377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2848" calcext:value-type="float">
            <text:p>52848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64684" calcext:value-type="float">
            <text:p>64684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1955" calcext:value-type="float">
            <text:p>51955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2936" calcext:value-type="float">
            <text:p>52936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2327" calcext:value-type="float">
            <text:p>52327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4001" calcext:value-type="float">
            <text:p>54001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3194" calcext:value-type="float">
            <text:p>53194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1192" calcext:value-type="float">
            <text:p>51192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1029" calcext:value-type="float">
            <text:p>51029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2933" calcext:value-type="float">
            <text:p>52933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4008" calcext:value-type="float">
            <text:p>54008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61924" calcext:value-type="float">
            <text:p>61924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1193" calcext:value-type="float">
            <text:p>51193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0691" calcext:value-type="float">
            <text:p>50691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2303" calcext:value-type="float">
            <text:p>52303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2773" calcext:value-type="float">
            <text:p>52773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3045" calcext:value-type="float">
            <text:p>53045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1775" calcext:value-type="float">
            <text:p>51775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1794" calcext:value-type="float">
            <text:p>51794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2272" calcext:value-type="float">
            <text:p>52272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3309" calcext:value-type="float">
            <text:p>53309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1827" calcext:value-type="float">
            <text:p>51827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2713" calcext:value-type="float">
            <text:p>52713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2055" calcext:value-type="float">
            <text:p>52055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3250" calcext:value-type="float">
            <text:p>53250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2425" calcext:value-type="float">
            <text:p>52425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1022" calcext:value-type="float">
            <text:p>51022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2893" calcext:value-type="float">
            <text:p>52893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1842" calcext:value-type="float">
            <text:p>51842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3429" calcext:value-type="float">
            <text:p>53429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1928" calcext:value-type="float">
            <text:p>51928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2721" calcext:value-type="float">
            <text:p>52721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65471" calcext:value-type="float">
            <text:p>65471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2768" calcext:value-type="float">
            <text:p>52768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2226" calcext:value-type="float">
            <text:p>52226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4687" calcext:value-type="float">
            <text:p>54687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3065" calcext:value-type="float">
            <text:p>53065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2085" calcext:value-type="float">
            <text:p>52085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3294" calcext:value-type="float">
            <text:p>53294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3381" calcext:value-type="float">
            <text:p>53381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63467" calcext:value-type="float">
            <text:p>63467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3174" calcext:value-type="float">
            <text:p>53174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1381" calcext:value-type="float">
            <text:p>51381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3058" calcext:value-type="float">
            <text:p>53058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0775" calcext:value-type="float">
            <text:p>50775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0646" calcext:value-type="float">
            <text:p>50646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2906" calcext:value-type="float">
            <text:p>52906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4033" calcext:value-type="float">
            <text:p>54033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1661" calcext:value-type="float">
            <text:p>51661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1694" calcext:value-type="float">
            <text:p>51694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2659" calcext:value-type="float">
            <text:p>52659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2876" calcext:value-type="float">
            <text:p>52876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207118" calcext:value-type="float">
            <text:p>207118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214334" calcext:value-type="float">
            <text:p>214334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229123" calcext:value-type="float">
            <text:p>229123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1736" calcext:value-type="float">
            <text:p>51736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1716" calcext:value-type="float">
            <text:p>51716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72777" calcext:value-type="float">
            <text:p>72777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3135" calcext:value-type="float">
            <text:p>53135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3316" calcext:value-type="float">
            <text:p>53316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2888" calcext:value-type="float">
            <text:p>52888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207343" calcext:value-type="float">
            <text:p>207343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1510" calcext:value-type="float">
            <text:p>51510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1334" calcext:value-type="float">
            <text:p>51334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2835" calcext:value-type="float">
            <text:p>52835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2612" calcext:value-type="float">
            <text:p>52612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2149" calcext:value-type="float">
            <text:p>52149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3714" calcext:value-type="float">
            <text:p>53714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0421" calcext:value-type="float">
            <text:p>50421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2168" calcext:value-type="float">
            <text:p>52168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1731" calcext:value-type="float">
            <text:p>51731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07680" calcext:value-type="float">
            <text:p>507680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471676" calcext:value-type="float">
            <text:p>471676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453949" calcext:value-type="float">
            <text:p>453949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06494" calcext:value-type="float">
            <text:p>506494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487608" calcext:value-type="float">
            <text:p>487608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459765" calcext:value-type="float">
            <text:p>459765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19290" calcext:value-type="float">
            <text:p>519290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168296" calcext:value-type="float">
            <text:p>168296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127050" calcext:value-type="float">
            <text:p>127050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133456" calcext:value-type="float">
            <text:p>133456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127766" calcext:value-type="float">
            <text:p>127766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169251" calcext:value-type="float">
            <text:p>169251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120333" calcext:value-type="float">
            <text:p>120333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140787" calcext:value-type="float">
            <text:p>140787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117917" calcext:value-type="float">
            <text:p>117917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143984" calcext:value-type="float">
            <text:p>143984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133413" calcext:value-type="float">
            <text:p>133413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164800" calcext:value-type="float">
            <text:p>164800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181974" calcext:value-type="float">
            <text:p>181974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149414" calcext:value-type="float">
            <text:p>149414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128669" calcext:value-type="float">
            <text:p>128669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134041" calcext:value-type="float">
            <text:p>134041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126800" calcext:value-type="float">
            <text:p>126800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112521" calcext:value-type="float">
            <text:p>112521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111595" calcext:value-type="float">
            <text:p>111595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119997" calcext:value-type="float">
            <text:p>119997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134020" calcext:value-type="float">
            <text:p>134020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126432" calcext:value-type="float">
            <text:p>126432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123042" calcext:value-type="float">
            <text:p>123042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132436" calcext:value-type="float">
            <text:p>132436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121451" calcext:value-type="float">
            <text:p>121451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117278" calcext:value-type="float">
            <text:p>117278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118052" calcext:value-type="float">
            <text:p>118052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114187" calcext:value-type="float">
            <text:p>114187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129900" calcext:value-type="float">
            <text:p>129900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461552" calcext:value-type="float">
            <text:p>461552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110959" calcext:value-type="float">
            <text:p>110959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131521" calcext:value-type="float">
            <text:p>131521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127265" calcext:value-type="float">
            <text:p>127265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122650" calcext:value-type="float">
            <text:p>122650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116580" calcext:value-type="float">
            <text:p>116580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124253" calcext:value-type="float">
            <text:p>124253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122909" calcext:value-type="float">
            <text:p>122909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116863" calcext:value-type="float">
            <text:p>116863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127978" calcext:value-type="float">
            <text:p>127978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133972" calcext:value-type="float">
            <text:p>133972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115162" calcext:value-type="float">
            <text:p>115162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109449" calcext:value-type="float">
            <text:p>109449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121290" calcext:value-type="float">
            <text:p>121290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124884" calcext:value-type="float">
            <text:p>124884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127069" calcext:value-type="float">
            <text:p>127069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108068" calcext:value-type="float">
            <text:p>108068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121195" calcext:value-type="float">
            <text:p>121195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128804" calcext:value-type="float">
            <text:p>128804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125362" calcext:value-type="float">
            <text:p>125362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39840" calcext:value-type="float">
            <text:p>539840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31030" calcext:value-type="float">
            <text:p>531030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65187" calcext:value-type="float">
            <text:p>565187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613866" calcext:value-type="float">
            <text:p>613866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461636" calcext:value-type="float">
            <text:p>461636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15647" calcext:value-type="float">
            <text:p>515647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453090" calcext:value-type="float">
            <text:p>453090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29816" calcext:value-type="float">
            <text:p>529816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701489" calcext:value-type="float">
            <text:p>701489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496222" calcext:value-type="float">
            <text:p>496222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96157" calcext:value-type="float">
            <text:p>596157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08002" calcext:value-type="float">
            <text:p>508002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447111" calcext:value-type="float">
            <text:p>447111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34102" calcext:value-type="float">
            <text:p>534102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81460" calcext:value-type="float">
            <text:p>581460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01798" calcext:value-type="float">
            <text:p>501798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495536" calcext:value-type="float">
            <text:p>495536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455751" calcext:value-type="float">
            <text:p>455751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448002" calcext:value-type="float">
            <text:p>448002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498548" calcext:value-type="float">
            <text:p>498548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22241" calcext:value-type="float">
            <text:p>522241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34358" calcext:value-type="float">
            <text:p>534358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31445" calcext:value-type="float">
            <text:p>531445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41523" calcext:value-type="float">
            <text:p>541523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972455" calcext:value-type="float">
            <text:p>972455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789585" calcext:value-type="float">
            <text:p>789585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818733" calcext:value-type="float">
            <text:p>818733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80944" calcext:value-type="float">
            <text:p>580944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74067" calcext:value-type="float">
            <text:p>74067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4514" calcext:value-type="float">
            <text:p>54514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3679" calcext:value-type="float">
            <text:p>53679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238351" calcext:value-type="float">
            <text:p>238351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6471" calcext:value-type="float">
            <text:p>56471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60966" calcext:value-type="float">
            <text:p>60966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3495" calcext:value-type="float">
            <text:p>53495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3790" calcext:value-type="float">
            <text:p>53790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208671" calcext:value-type="float">
            <text:p>208671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4993" calcext:value-type="float">
            <text:p>54993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3281" calcext:value-type="float">
            <text:p>53281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2296" calcext:value-type="float">
            <text:p>52296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6889" calcext:value-type="float">
            <text:p>56889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9245" calcext:value-type="float">
            <text:p>59245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3152" calcext:value-type="float">
            <text:p>53152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1287" calcext:value-type="float">
            <text:p>51287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52548" calcext:value-type="float">
            <text:p>52548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295309" calcext:value-type="float">
            <text:p>295309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312354" calcext:value-type="float">
            <text:p>312354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296816" calcext:value-type="float">
            <text:p>296816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301076" calcext:value-type="float">
            <text:p>301076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292308" calcext:value-type="float">
            <text:p>292308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298008" calcext:value-type="float">
            <text:p>298008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307434" calcext:value-type="float">
            <text:p>307434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404498" calcext:value-type="float">
            <text:p>404498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277270" calcext:value-type="float">
            <text:p>277270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359990" calcext:value-type="float">
            <text:p>359990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307324" calcext:value-type="float">
            <text:p>307324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336474" calcext:value-type="float">
            <text:p>336474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305896" calcext:value-type="float">
            <text:p>305896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200226" calcext:value-type="float">
            <text:p>200226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98820" calcext:value-type="float">
            <text:p>98820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79835" calcext:value-type="float">
            <text:p>79835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74328" calcext:value-type="float">
            <text:p>74328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115421" calcext:value-type="float">
            <text:p>115421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92945" calcext:value-type="float">
            <text:p>92945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74607" calcext:value-type="float">
            <text:p>74607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80957" calcext:value-type="float">
            <text:p>80957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73333" calcext:value-type="float">
            <text:p>73333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74379" calcext:value-type="float">
            <text:p>74379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69561" calcext:value-type="float">
            <text:p>69561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67537" calcext:value-type="float">
            <text:p>67537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71706" calcext:value-type="float">
            <text:p>71706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69029" calcext:value-type="float">
            <text:p>69029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71750" calcext:value-type="float">
            <text:p>71750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67905" calcext:value-type="float">
            <text:p>67905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74720" calcext:value-type="float">
            <text:p>74720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71648" calcext:value-type="float">
            <text:p>71648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71200" calcext:value-type="float">
            <text:p>71200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79087" calcext:value-type="float">
            <text:p>79087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70341" calcext:value-type="float">
            <text:p>70341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74918" calcext:value-type="float">
            <text:p>74918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73803" calcext:value-type="float">
            <text:p>73803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68719" calcext:value-type="float">
            <text:p>68719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78642" calcext:value-type="float">
            <text:p>78642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80483" calcext:value-type="float">
            <text:p>80483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73624" calcext:value-type="float">
            <text:p>73624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70795" calcext:value-type="float">
            <text:p>70795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70902" calcext:value-type="float">
            <text:p>70902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67938" calcext:value-type="float">
            <text:p>67938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72171" calcext:value-type="float">
            <text:p>72171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72806" calcext:value-type="float">
            <text:p>72806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73758" calcext:value-type="float">
            <text:p>73758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66819" calcext:value-type="float">
            <text:p>66819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70055" calcext:value-type="float">
            <text:p>70055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72486" calcext:value-type="float">
            <text:p>72486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73401" calcext:value-type="float">
            <text:p>73401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71192" calcext:value-type="float">
            <text:p>71192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68333" calcext:value-type="float">
            <text:p>68333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69420" calcext:value-type="float">
            <text:p>69420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73559" calcext:value-type="float">
            <text:p>73559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71723" calcext:value-type="float">
            <text:p>71723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67515" calcext:value-type="float">
            <text:p>67515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73006" calcext:value-type="float">
            <text:p>73006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72000" calcext:value-type="float">
            <text:p>72000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74437" calcext:value-type="float">
            <text:p>74437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68638" calcext:value-type="float">
            <text:p>68638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73584" calcext:value-type="float">
            <text:p>73584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74510" calcext:value-type="float">
            <text:p>74510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72931" calcext:value-type="float">
            <text:p>72931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89041" calcext:value-type="float">
            <text:p>89041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67822" calcext:value-type="float">
            <text:p>67822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76471" calcext:value-type="float">
            <text:p>76471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72988" calcext:value-type="float">
            <text:p>72988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67697" calcext:value-type="float">
            <text:p>67697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83341" calcext:value-type="float">
            <text:p>83341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74196" calcext:value-type="float">
            <text:p>74196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74636" calcext:value-type="float">
            <text:p>74636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69461" calcext:value-type="float">
            <text:p>69461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70496" calcext:value-type="float">
            <text:p>70496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69299" calcext:value-type="float">
            <text:p>69299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69503" calcext:value-type="float">
            <text:p>69503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72536" calcext:value-type="float">
            <text:p>72536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75467" calcext:value-type="float">
            <text:p>75467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350656" calcext:value-type="float">
            <text:p>350656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76682" calcext:value-type="float">
            <text:p>76682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73042" calcext:value-type="float">
            <text:p>73042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72239" calcext:value-type="float">
            <text:p>72239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246965" calcext:value-type="float">
            <text:p>246965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481271" calcext:value-type="float">
            <text:p>481271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114044" calcext:value-type="float">
            <text:p>114044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654633" calcext:value-type="float">
            <text:p>654633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428966" calcext:value-type="float">
            <text:p>428966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716194" calcext:value-type="float">
            <text:p>716194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657248" calcext:value-type="float">
            <text:p>657248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770808" calcext:value-type="float">
            <text:p>770808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462055" calcext:value-type="float">
            <text:p>462055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307267" calcext:value-type="float">
            <text:p>307267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607459" calcext:value-type="float">
            <text:p>607459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694637" calcext:value-type="float">
            <text:p>694637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302503" calcext:value-type="float">
            <text:p>302503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299979" calcext:value-type="float">
            <text:p>299979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301762" calcext:value-type="float">
            <text:p>301762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376632" calcext:value-type="float">
            <text:p>376632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290872" calcext:value-type="float">
            <text:p>290872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305814" calcext:value-type="float">
            <text:p>305814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er</text:p>
          </table:table-cell>
          <table:table-cell office:value-type="float" office:value="294779" calcext:value-type="float">
            <text:p>294779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10320113" calcext:value-type="float">
            <text:p>10320113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10258009" calcext:value-type="float">
            <text:p>10258009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10181525" calcext:value-type="float">
            <text:p>10181525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9632347" calcext:value-type="float">
            <text:p>9632347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9711283" calcext:value-type="float">
            <text:p>9711283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10454630" calcext:value-type="float">
            <text:p>10454630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9810567" calcext:value-type="float">
            <text:p>9810567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9936901" calcext:value-type="float">
            <text:p>9936901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10039041" calcext:value-type="float">
            <text:p>10039041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10806843" calcext:value-type="float">
            <text:p>10806843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9827325" calcext:value-type="float">
            <text:p>9827325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9463043" calcext:value-type="float">
            <text:p>9463043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9376872" calcext:value-type="float">
            <text:p>9376872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9317068" calcext:value-type="float">
            <text:p>9317068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9373753" calcext:value-type="float">
            <text:p>9373753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9400901" calcext:value-type="float">
            <text:p>9400901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9353220" calcext:value-type="float">
            <text:p>9353220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9312937" calcext:value-type="float">
            <text:p>9312937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9384597" calcext:value-type="float">
            <text:p>9384597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9366509" calcext:value-type="float">
            <text:p>9366509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9340411" calcext:value-type="float">
            <text:p>9340411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9366199" calcext:value-type="float">
            <text:p>9366199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9367410" calcext:value-type="float">
            <text:p>9367410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9373078" calcext:value-type="float">
            <text:p>9373078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9383877" calcext:value-type="float">
            <text:p>9383877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9368475" calcext:value-type="float">
            <text:p>9368475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9410034" calcext:value-type="float">
            <text:p>9410034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9324233" calcext:value-type="float">
            <text:p>9324233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9722599" calcext:value-type="float">
            <text:p>9722599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9910421" calcext:value-type="float">
            <text:p>9910421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10759916" calcext:value-type="float">
            <text:p>10759916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9880275" calcext:value-type="float">
            <text:p>9880275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9957711" calcext:value-type="float">
            <text:p>9957711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9908402" calcext:value-type="float">
            <text:p>9908402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9888830" calcext:value-type="float">
            <text:p>9888830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9927554" calcext:value-type="float">
            <text:p>9927554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9855937" calcext:value-type="float">
            <text:p>9855937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9776757" calcext:value-type="float">
            <text:p>9776757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9906982" calcext:value-type="float">
            <text:p>9906982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9916019" calcext:value-type="float">
            <text:p>9916019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9907760" calcext:value-type="float">
            <text:p>9907760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9859355" calcext:value-type="float">
            <text:p>9859355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9875134" calcext:value-type="float">
            <text:p>9875134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9981305" calcext:value-type="float">
            <text:p>9981305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9891949" calcext:value-type="float">
            <text:p>9891949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9897179" calcext:value-type="float">
            <text:p>9897179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9928355" calcext:value-type="float">
            <text:p>9928355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9880178" calcext:value-type="float">
            <text:p>9880178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10411830" calcext:value-type="float">
            <text:p>10411830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9913198" calcext:value-type="float">
            <text:p>9913198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9837806" calcext:value-type="float">
            <text:p>9837806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9896581" calcext:value-type="float">
            <text:p>9896581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9816625" calcext:value-type="float">
            <text:p>9816625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9849080" calcext:value-type="float">
            <text:p>9849080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9892149" calcext:value-type="float">
            <text:p>9892149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9896297" calcext:value-type="float">
            <text:p>9896297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9946798" calcext:value-type="float">
            <text:p>9946798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9921683" calcext:value-type="float">
            <text:p>9921683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9899349" calcext:value-type="float">
            <text:p>9899349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9899489" calcext:value-type="float">
            <text:p>9899489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9877957" calcext:value-type="float">
            <text:p>9877957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9826208" calcext:value-type="float">
            <text:p>9826208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9879832" calcext:value-type="float">
            <text:p>9879832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9930464" calcext:value-type="float">
            <text:p>9930464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9786276" calcext:value-type="float">
            <text:p>9786276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9973111" calcext:value-type="float">
            <text:p>9973111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9873634" calcext:value-type="float">
            <text:p>9873634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9859066" calcext:value-type="float">
            <text:p>9859066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9950249" calcext:value-type="float">
            <text:p>9950249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9877373" calcext:value-type="float">
            <text:p>9877373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10009643" calcext:value-type="float">
            <text:p>10009643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9882201" calcext:value-type="float">
            <text:p>9882201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9892321" calcext:value-type="float">
            <text:p>9892321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9919364" calcext:value-type="float">
            <text:p>9919364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9873174" calcext:value-type="float">
            <text:p>9873174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9970168" calcext:value-type="float">
            <text:p>9970168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9886806" calcext:value-type="float">
            <text:p>9886806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9876251" calcext:value-type="float">
            <text:p>9876251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9938015" calcext:value-type="float">
            <text:p>9938015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9894810" calcext:value-type="float">
            <text:p>9894810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9976249" calcext:value-type="float">
            <text:p>9976249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9839633" calcext:value-type="float">
            <text:p>9839633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9903842" calcext:value-type="float">
            <text:p>9903842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9896491" calcext:value-type="float">
            <text:p>9896491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9895630" calcext:value-type="float">
            <text:p>9895630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9917563" calcext:value-type="float">
            <text:p>9917563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9862777" calcext:value-type="float">
            <text:p>9862777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9873083" calcext:value-type="float">
            <text:p>9873083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9912281" calcext:value-type="float">
            <text:p>9912281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9867659" calcext:value-type="float">
            <text:p>9867659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9923592" calcext:value-type="float">
            <text:p>9923592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9880852" calcext:value-type="float">
            <text:p>9880852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9850659" calcext:value-type="float">
            <text:p>9850659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9843742" calcext:value-type="float">
            <text:p>9843742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9915412" calcext:value-type="float">
            <text:p>9915412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9832265" calcext:value-type="float">
            <text:p>9832265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9867792" calcext:value-type="float">
            <text:p>9867792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9895369" calcext:value-type="float">
            <text:p>9895369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10367086" calcext:value-type="float">
            <text:p>10367086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10007795" calcext:value-type="float">
            <text:p>10007795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11306679" calcext:value-type="float">
            <text:p>11306679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11021826" calcext:value-type="float">
            <text:p>11021826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11329797" calcext:value-type="float">
            <text:p>11329797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10316317" calcext:value-type="float">
            <text:p>10316317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10546647" calcext:value-type="float">
            <text:p>10546647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9183078" calcext:value-type="float">
            <text:p>9183078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10412140" calcext:value-type="float">
            <text:p>10412140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9569000" calcext:value-type="float">
            <text:p>9569000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9652424" calcext:value-type="float">
            <text:p>9652424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9913995" calcext:value-type="float">
            <text:p>9913995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10357661" calcext:value-type="float">
            <text:p>10357661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10193745" calcext:value-type="float">
            <text:p>10193745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10265736" calcext:value-type="float">
            <text:p>10265736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10790129" calcext:value-type="float">
            <text:p>10790129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10052788" calcext:value-type="float">
            <text:p>10052788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10062597" calcext:value-type="float">
            <text:p>10062597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10478315" calcext:value-type="float">
            <text:p>10478315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10269419" calcext:value-type="float">
            <text:p>10269419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9762708" calcext:value-type="float">
            <text:p>9762708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9550875" calcext:value-type="float">
            <text:p>9550875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9883965" calcext:value-type="float">
            <text:p>9883965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9850169" calcext:value-type="float">
            <text:p>9850169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10473997" calcext:value-type="float">
            <text:p>10473997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11072603" calcext:value-type="float">
            <text:p>11072603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10427902" calcext:value-type="float">
            <text:p>10427902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11161811" calcext:value-type="float">
            <text:p>11161811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10663831" calcext:value-type="float">
            <text:p>10663831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10300490" calcext:value-type="float">
            <text:p>10300490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10345604" calcext:value-type="float">
            <text:p>10345604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10338635" calcext:value-type="float">
            <text:p>10338635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10038490" calcext:value-type="float">
            <text:p>10038490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10809030" calcext:value-type="float">
            <text:p>10809030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10230285" calcext:value-type="float">
            <text:p>10230285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10379870" calcext:value-type="float">
            <text:p>10379870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9767918" calcext:value-type="float">
            <text:p>9767918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10539752" calcext:value-type="float">
            <text:p>10539752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10365071" calcext:value-type="float">
            <text:p>10365071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10286404" calcext:value-type="float">
            <text:p>10286404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10211354" calcext:value-type="float">
            <text:p>10211354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10023684" calcext:value-type="float">
            <text:p>10023684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10267880" calcext:value-type="float">
            <text:p>10267880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9970501" calcext:value-type="float">
            <text:p>9970501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10427969" calcext:value-type="float">
            <text:p>10427969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10047291" calcext:value-type="float">
            <text:p>10047291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10076124" calcext:value-type="float">
            <text:p>10076124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10216345" calcext:value-type="float">
            <text:p>10216345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10083241" calcext:value-type="float">
            <text:p>10083241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10985944" calcext:value-type="float">
            <text:p>10985944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11270670" calcext:value-type="float">
            <text:p>11270670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11519761" calcext:value-type="float">
            <text:p>11519761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11167494" calcext:value-type="float">
            <text:p>11167494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10793703" calcext:value-type="float">
            <text:p>10793703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10850671" calcext:value-type="float">
            <text:p>10850671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10802449" calcext:value-type="float">
            <text:p>10802449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10874718" calcext:value-type="float">
            <text:p>10874718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11869937" calcext:value-type="float">
            <text:p>11869937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11153688" calcext:value-type="float">
            <text:p>11153688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11152694" calcext:value-type="float">
            <text:p>11152694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10862203" calcext:value-type="float">
            <text:p>10862203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11274666" calcext:value-type="float">
            <text:p>11274666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11902228" calcext:value-type="float">
            <text:p>11902228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10694549" calcext:value-type="float">
            <text:p>10694549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11965834" calcext:value-type="float">
            <text:p>11965834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11327335" calcext:value-type="float">
            <text:p>11327335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11245406" calcext:value-type="float">
            <text:p>11245406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11355177" calcext:value-type="float">
            <text:p>11355177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11570870" calcext:value-type="float">
            <text:p>11570870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11889628" calcext:value-type="float">
            <text:p>11889628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10890606" calcext:value-type="float">
            <text:p>10890606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10686801" calcext:value-type="float">
            <text:p>10686801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10634742" calcext:value-type="float">
            <text:p>10634742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10618351" calcext:value-type="float">
            <text:p>10618351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10715389" calcext:value-type="float">
            <text:p>10715389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10846622" calcext:value-type="float">
            <text:p>10846622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11038898" calcext:value-type="float">
            <text:p>11038898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11012568" calcext:value-type="float">
            <text:p>11012568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9936117" calcext:value-type="float">
            <text:p>9936117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10221809" calcext:value-type="float">
            <text:p>10221809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10409177" calcext:value-type="float">
            <text:p>10409177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10313941" calcext:value-type="float">
            <text:p>10313941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10453986" calcext:value-type="float">
            <text:p>10453986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10783795" calcext:value-type="float">
            <text:p>10783795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11536953" calcext:value-type="float">
            <text:p>11536953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11473525" calcext:value-type="float">
            <text:p>11473525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10675516" calcext:value-type="float">
            <text:p>10675516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11095495" calcext:value-type="float">
            <text:p>11095495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11951696" calcext:value-type="float">
            <text:p>11951696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10647122" calcext:value-type="float">
            <text:p>10647122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11870378" calcext:value-type="float">
            <text:p>11870378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11645768" calcext:value-type="float">
            <text:p>11645768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10632031" calcext:value-type="float">
            <text:p>10632031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11072955" calcext:value-type="float">
            <text:p>11072955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11710289" calcext:value-type="float">
            <text:p>11710289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10542674" calcext:value-type="float">
            <text:p>10542674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10878087" calcext:value-type="float">
            <text:p>10878087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11448745" calcext:value-type="float">
            <text:p>11448745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10574809" calcext:value-type="float">
            <text:p>10574809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11053442" calcext:value-type="float">
            <text:p>11053442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10223224" calcext:value-type="float">
            <text:p>10223224</text:p>
          </table:table-cell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10242134" calcext:value-type="float">
            <text:p>10242134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6224947" calcext:value-type="float">
            <text:p>6224947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6216414" calcext:value-type="float">
            <text:p>6216414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6637852" calcext:value-type="float">
            <text:p>6637852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5936448" calcext:value-type="float">
            <text:p>5936448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6098996" calcext:value-type="float">
            <text:p>6098996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6174036" calcext:value-type="float">
            <text:p>6174036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5861716" calcext:value-type="float">
            <text:p>5861716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6273421" calcext:value-type="float">
            <text:p>6273421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5772247" calcext:value-type="float">
            <text:p>5772247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6155013" calcext:value-type="float">
            <text:p>6155013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5858242" calcext:value-type="float">
            <text:p>5858242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6378913" calcext:value-type="float">
            <text:p>6378913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6317567" calcext:value-type="float">
            <text:p>6317567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5908795" calcext:value-type="float">
            <text:p>5908795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6517043" calcext:value-type="float">
            <text:p>6517043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6036730" calcext:value-type="float">
            <text:p>6036730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6133245" calcext:value-type="float">
            <text:p>6133245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6189636" calcext:value-type="float">
            <text:p>6189636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5696206" calcext:value-type="float">
            <text:p>5696206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5811771" calcext:value-type="float">
            <text:p>5811771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5776159" calcext:value-type="float">
            <text:p>5776159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5916496" calcext:value-type="float">
            <text:p>5916496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5763251" calcext:value-type="float">
            <text:p>5763251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5846270" calcext:value-type="float">
            <text:p>5846270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5785016" calcext:value-type="float">
            <text:p>5785016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5842317" calcext:value-type="float">
            <text:p>5842317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6104362" calcext:value-type="float">
            <text:p>6104362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5802753" calcext:value-type="float">
            <text:p>5802753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5757686" calcext:value-type="float">
            <text:p>5757686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5765914" calcext:value-type="float">
            <text:p>5765914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5676333" calcext:value-type="float">
            <text:p>5676333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10070953" calcext:value-type="float">
            <text:p>10070953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5737477" calcext:value-type="float">
            <text:p>5737477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6129471" calcext:value-type="float">
            <text:p>6129471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6577538" calcext:value-type="float">
            <text:p>6577538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5824348" calcext:value-type="float">
            <text:p>5824348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5844505" calcext:value-type="float">
            <text:p>5844505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5719590" calcext:value-type="float">
            <text:p>5719590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5749874" calcext:value-type="float">
            <text:p>5749874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5726130" calcext:value-type="float">
            <text:p>5726130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5796883" calcext:value-type="float">
            <text:p>5796883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5716033" calcext:value-type="float">
            <text:p>5716033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5810421" calcext:value-type="float">
            <text:p>5810421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6957812" calcext:value-type="float">
            <text:p>6957812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5754283" calcext:value-type="float">
            <text:p>5754283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5769775" calcext:value-type="float">
            <text:p>5769775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5691616" calcext:value-type="float">
            <text:p>5691616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5750506" calcext:value-type="float">
            <text:p>5750506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6232428" calcext:value-type="float">
            <text:p>6232428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6200840" calcext:value-type="float">
            <text:p>6200840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6227159" calcext:value-type="float">
            <text:p>6227159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7843799" calcext:value-type="float">
            <text:p>7843799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6101358" calcext:value-type="float">
            <text:p>6101358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6106627" calcext:value-type="float">
            <text:p>6106627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6255286" calcext:value-type="float">
            <text:p>6255286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6246735" calcext:value-type="float">
            <text:p>6246735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6234166" calcext:value-type="float">
            <text:p>6234166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6359896" calcext:value-type="float">
            <text:p>6359896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9220000" calcext:value-type="float">
            <text:p>9220000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6043704" calcext:value-type="float">
            <text:p>6043704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6353652" calcext:value-type="float">
            <text:p>6353652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7091906" calcext:value-type="float">
            <text:p>7091906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6290252" calcext:value-type="float">
            <text:p>6290252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6019627" calcext:value-type="float">
            <text:p>6019627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7030317" calcext:value-type="float">
            <text:p>7030317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7036617" calcext:value-type="float">
            <text:p>7036617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6226473" calcext:value-type="float">
            <text:p>6226473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6578600" calcext:value-type="float">
            <text:p>6578600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6900165" calcext:value-type="float">
            <text:p>6900165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6120222" calcext:value-type="float">
            <text:p>6120222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6037444" calcext:value-type="float">
            <text:p>6037444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6270618" calcext:value-type="float">
            <text:p>6270618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6006093" calcext:value-type="float">
            <text:p>6006093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6106137" calcext:value-type="float">
            <text:p>6106137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6113828" calcext:value-type="float">
            <text:p>6113828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5917647" calcext:value-type="float">
            <text:p>5917647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5938578" calcext:value-type="float">
            <text:p>5938578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5796095" calcext:value-type="float">
            <text:p>5796095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5831107" calcext:value-type="float">
            <text:p>5831107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5835063" calcext:value-type="float">
            <text:p>5835063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6097059" calcext:value-type="float">
            <text:p>6097059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6641906" calcext:value-type="float">
            <text:p>6641906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5833885" calcext:value-type="float">
            <text:p>5833885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6092196" calcext:value-type="float">
            <text:p>6092196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6949751" calcext:value-type="float">
            <text:p>6949751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5997118" calcext:value-type="float">
            <text:p>5997118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6057943" calcext:value-type="float">
            <text:p>6057943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6838222" calcext:value-type="float">
            <text:p>6838222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6037838" calcext:value-type="float">
            <text:p>6037838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6076927" calcext:value-type="float">
            <text:p>6076927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6145197" calcext:value-type="float">
            <text:p>6145197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6139590" calcext:value-type="float">
            <text:p>6139590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5999535" calcext:value-type="float">
            <text:p>5999535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6721572" calcext:value-type="float">
            <text:p>6721572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5794184" calcext:value-type="float">
            <text:p>5794184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5909542" calcext:value-type="float">
            <text:p>5909542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5893634" calcext:value-type="float">
            <text:p>5893634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5834609" calcext:value-type="float">
            <text:p>5834609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5872518" calcext:value-type="float">
            <text:p>5872518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teger</text:p>
          </table:table-cell>
          <table:table-cell office:value-type="float" office:value="5793420" calcext:value-type="float">
            <text:p>57934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14T10:56:48.427519198</meta:creation-date>
    <dc:date>2023-11-14T11:13:24.002010006</dc:date>
    <meta:editing-duration>PT6M15S</meta:editing-duration>
    <meta:editing-cycles>1</meta:editing-cycles>
    <meta:document-statistic meta:table-count="1" meta:cell-count="2404" meta:object-count="0"/>
    <meta:generator>LibreOffice/6.4.7.2$Linux_X86_64 LibreOffice_project/40$Build-2</meta:generator>
  </office:meta>
</office:document-meta>
</file>